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Pictures/100000000000020000000200FF54F853.jpg" manifest:media-type="image/jpeg"/>
  <manifest:file-entry manifest:full-path="Object 1/Pictures/1000000000000008000000083796B955.png" manifest:media-type="image/png"/>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SFNS-Regular" svg:font-family=".SFNS-Regular"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99cm" style:rel-column-width="15380*"/>
    </style:style>
    <style:style style:name="Table1.B" style:family="table-column">
      <style:table-column-properties style:column-width="1.707cm" style:rel-column-width="6582*"/>
    </style:style>
    <style:style style:name="Table1.C" style:family="table-column">
      <style:table-column-properties style:column-width="5.496cm" style:rel-column-width="21187*"/>
    </style:style>
    <style:style style:name="Table1.D" style:family="table-column">
      <style:table-column-properties style:column-width="2.208cm" style:rel-column-width="8513*"/>
    </style:style>
    <style:style style:name="Table1.E" style:family="table-column">
      <style:table-column-properties style:column-width="3.598cm" style:rel-column-width="13873*"/>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02b4b" officeooo:paragraph-rsid="00002b4b"/>
    </style:style>
    <style:style style:name="P2" style:family="paragraph" style:parent-style-name="Standard">
      <style:text-properties officeooo:rsid="00022b03" officeooo:paragraph-rsid="00022b03"/>
    </style:style>
    <style:style style:name="P3" style:family="paragraph" style:parent-style-name="Standard">
      <style:text-properties officeooo:rsid="0002c823" officeooo:paragraph-rsid="0002c823"/>
    </style:style>
    <style:style style:name="P4" style:family="paragraph" style:parent-style-name="Standard">
      <style:text-properties officeooo:rsid="0002c823" officeooo:paragraph-rsid="0002de31"/>
    </style:style>
    <style:style style:name="P5" style:family="paragraph" style:parent-style-name="Standard">
      <style:text-properties style:text-underline-style="solid" style:text-underline-width="auto" style:text-underline-color="font-color" fo:font-weight="bold" officeooo:rsid="00022b03" officeooo:paragraph-rsid="00022b03" style:font-weight-asian="bold" style:font-weight-complex="bold"/>
    </style:style>
    <style:style style:name="P6" style:family="paragraph" style:parent-style-name="Standard">
      <style:text-properties style:text-underline-style="solid" style:text-underline-width="auto" style:text-underline-color="font-color" fo:font-weight="bold" officeooo:rsid="0037c6b8" officeooo:paragraph-rsid="0037c6b8" style:font-weight-asian="bold" style:font-weight-complex="bold"/>
    </style:style>
    <style:style style:name="P7" style:family="paragraph" style:parent-style-name="Standard">
      <style:text-properties fo:font-weight="bold" officeooo:rsid="00022b03" officeooo:paragraph-rsid="00022b03" style:font-weight-asian="bold" style:font-weight-complex="bold"/>
    </style:style>
    <style:style style:name="P8" style:family="paragraph" style:parent-style-name="Standard">
      <style:text-properties fo:font-weight="bold" officeooo:rsid="00244458" officeooo:paragraph-rsid="00244458"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weight="bold" officeooo:rsid="00259a19" officeooo:paragraph-rsid="00259a19" style:font-weight-asian="bold" style:font-weight-complex="bold"/>
    </style:style>
    <style:style style:name="P11" style:family="paragraph" style:parent-style-name="Standard">
      <style:text-properties officeooo:rsid="00244458" officeooo:paragraph-rsid="00244458"/>
    </style:style>
    <style:style style:name="P12" style:family="paragraph" style:parent-style-name="Standard">
      <style:text-properties officeooo:rsid="00286ee6" officeooo:paragraph-rsid="00286ee6"/>
    </style:style>
    <style:style style:name="P13" style:family="paragraph" style:parent-style-name="Standard">
      <style:text-properties officeooo:rsid="00298c23" officeooo:paragraph-rsid="00298c23"/>
    </style:style>
    <style:style style:name="P14" style:family="paragraph" style:parent-style-name="Standard">
      <style:text-properties officeooo:rsid="002b146a" officeooo:paragraph-rsid="002b146a"/>
    </style:style>
    <style:style style:name="P15" style:family="paragraph" style:parent-style-name="Standard">
      <style:text-properties officeooo:rsid="002d929f" officeooo:paragraph-rsid="002d929f"/>
    </style:style>
    <style:style style:name="P16" style:family="paragraph" style:parent-style-name="Standard">
      <style:text-properties fo:font-size="12pt" officeooo:rsid="00002b4b" officeooo:paragraph-rsid="00002b4b" style:font-size-asian="12pt" style:font-size-complex="12pt"/>
    </style:style>
    <style:style style:name="P17" style:family="paragraph" style:parent-style-name="Standard">
      <style:text-properties fo:font-size="12pt" fo:font-weight="normal" officeooo:rsid="00342081" officeooo:paragraph-rsid="00342081" style:font-size-asian="12pt" style:font-weight-asian="normal" style:font-size-complex="12pt" style:font-weight-complex="normal"/>
    </style:style>
    <style:style style:name="P18" style:family="paragraph" style:parent-style-name="Standard">
      <style:text-properties style:font-name="Liberation Serif" fo:font-size="12pt" officeooo:rsid="002b146a" officeooo:paragraph-rsid="002b146a" style:font-size-asian="12pt" style:font-size-complex="12pt"/>
    </style:style>
    <style:style style:name="P19" style:family="paragraph" style:parent-style-name="Table_20_Contents">
      <style:text-properties officeooo:rsid="00259a19" officeooo:paragraph-rsid="00259a19"/>
    </style:style>
    <style:style style:name="P20" style:family="paragraph" style:parent-style-name="Standard" style:list-style-name="L1">
      <style:text-properties officeooo:paragraph-rsid="0002de31"/>
    </style:style>
    <style:style style:name="P21" style:family="paragraph" style:parent-style-name="Standard">
      <style:text-properties officeooo:rsid="00244458" officeooo:paragraph-rsid="00244458"/>
    </style:style>
    <style:style style:name="P22" style:family="paragraph" style:parent-style-name="Standard">
      <style:text-properties fo:color="#0e0e0e" loext:opacity="100%" style:font-name="Liberation Serif" fo:font-size="12pt" officeooo:rsid="002b146a" officeooo:paragraph-rsid="002b146a" style:font-size-asian="12pt" style:font-size-complex="12pt"/>
    </style:style>
    <style:style style:name="P23" style:family="paragraph" style:parent-style-name="Standard">
      <style:text-properties fo:color="#0e0e0e" loext:opacity="100%" style:font-name="Liberation Serif" fo:font-size="12pt" officeooo:rsid="0037c6b8" officeooo:paragraph-rsid="0037c6b8" style:font-size-asian="12pt" style:font-size-complex="12pt"/>
    </style:style>
    <style:style style:name="P24" style:family="paragraph" style:parent-style-name="Standard">
      <style:text-properties style:text-underline-style="none" fo:font-weight="bold" officeooo:rsid="0002c823" officeooo:paragraph-rsid="0038fec0" style:font-weight-asian="bold" style:font-weight-complex="bold"/>
    </style:style>
    <style:style style:name="P25" style:family="paragraph" style:parent-style-name="Standard">
      <style:text-properties style:text-underline-style="none" officeooo:rsid="0002c823" officeooo:paragraph-rsid="0038fec0"/>
    </style:style>
    <style:style style:name="P26" style:family="paragraph" style:parent-style-name="Standard">
      <style:text-properties style:text-underline-style="none" fo:font-weight="normal" officeooo:rsid="0039c463" officeooo:paragraph-rsid="0039c463" style:font-weight-asian="normal" style:font-weight-complex="normal"/>
    </style:style>
    <style:style style:name="P27" style:family="paragraph" style:parent-style-name="Standard">
      <style:text-properties style:text-underline-style="solid" style:text-underline-width="auto" style:text-underline-color="font-color" fo:font-weight="bold" officeooo:rsid="00022b03" officeooo:paragraph-rsid="00022b03"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39c463" officeooo:paragraph-rsid="0039c463" style:font-weight-asian="bold" style:font-weight-complex="bold"/>
    </style:style>
    <style:style style:name="P29" style:family="paragraph" style:parent-style-name="Standard">
      <style:text-properties officeooo:rsid="002b9e0e" officeooo:paragraph-rsid="002b9e0e"/>
    </style:style>
    <style:style style:name="P30" style:family="paragraph">
      <style:paragraph-properties fo:text-align="center"/>
    </style:style>
    <style:style style:name="T1" style:family="text">
      <style:text-properties officeooo:rsid="0001a76d"/>
    </style:style>
    <style:style style:name="T2" style:family="text">
      <style:text-properties officeooo:rsid="00220e71"/>
    </style:style>
    <style:style style:name="T3" style:family="text">
      <style:text-properties officeooo:rsid="0023b871"/>
    </style:style>
    <style:style style:name="T4" style:family="text">
      <style:text-properties style:text-position="super 58%"/>
    </style:style>
    <style:style style:name="T5" style:family="text">
      <style:text-properties officeooo:rsid="00275e60"/>
    </style:style>
    <style:style style:name="T6" style:family="text">
      <style:text-properties officeooo:rsid="002d8322"/>
    </style:style>
    <style:style style:name="T7" style:family="text">
      <style:text-properties officeooo:rsid="002d929f"/>
    </style:style>
    <style:style style:name="T8" style:family="text">
      <style:text-properties officeooo:rsid="002f0fa6"/>
    </style:style>
    <style:style style:name="T9" style:family="text">
      <style:text-properties officeooo:rsid="003045d5"/>
    </style:style>
    <style:style style:name="T10" style:family="text">
      <style:text-properties officeooo:rsid="003157ae"/>
    </style:style>
    <style:style style:name="T11" style:family="text">
      <style:text-properties officeooo:rsid="00342081"/>
    </style:style>
    <style:style style:name="T12" style:family="text">
      <style:text-properties fo:color="#0e0e0e" loext:opacity="100%"/>
    </style:style>
    <style:style style:name="T13" style:family="text">
      <style:text-properties fo:color="#0e0e0e" loext:opacity="100%" style:font-name=".SFNS-Regular"/>
    </style:style>
    <style:style style:name="T14" style:family="text">
      <style:text-properties fo:color="#0e0e0e" loext:opacity="100%" style:font-name=".SFNS-Regular" officeooo:rsid="0037c6b8"/>
    </style:style>
    <style:style style:name="T15" style:family="text">
      <style:text-properties officeooo:rsid="0036b0fc"/>
    </style:style>
    <style:style style:name="T16" style:family="text">
      <style:text-properties officeooo:rsid="00389d91"/>
    </style:style>
    <style:style style:name="T17" style:family="text">
      <style:text-properties officeooo:rsid="0038fec0"/>
    </style:style>
    <style:style style:name="T18" style:family="text">
      <style:text-properties officeooo:rsid="00244458"/>
    </style:style>
    <style:style style:name="T19" style:family="text">
      <style:text-properties officeooo:rsid="0002de31"/>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38fec0"/>
    </style:style>
    <style:style style:name="T22" style:family="text">
      <style:text-properties fo:font-weight="bold" officeooo:rsid="0038fec0" style:font-weight-asian="bold" style:font-weight-complex="bold"/>
    </style:style>
    <style:style style:name="T23" style:family="text">
      <style:text-properties officeooo:rsid="0039c463"/>
    </style:style>
    <style:style style:name="T24" style:family="text">
      <style:text-properties officeooo:rsid="0039e676"/>
    </style:style>
    <style:style style:name="T25" style:family="text">
      <style:text-properties officeooo:rsid="003a3aa2"/>
    </style:style>
    <style:style style:name="T26" style:family="text">
      <style:text-properties fo:font-weight="normal" style:font-weight-asian="normal" style:font-weight-complex="normal"/>
    </style:style>
    <style:style style:name="T27" style:family="text">
      <style:text-properties fo:font-weight="normal" officeooo:rsid="002d8322" style:font-weight-asian="normal" style:font-weight-complex="normal"/>
    </style:style>
    <style:style style:name="T28" style:family="text">
      <style:text-properties fo:font-weight="normal" officeooo:rsid="003a3aa2" style:font-weight-asian="normal" style:font-weight-complex="normal"/>
    </style:style>
    <style:style style:name="T29" style:family="text">
      <style:text-properties fo:font-weight="normal" officeooo:rsid="002d929f" style:font-weight-asian="normal" style:font-weight-complex="normal"/>
    </style:style>
    <style:style style:name="T30" style:family="text">
      <style:text-properties fo:font-weight="normal" officeooo:rsid="0036b0fc" style:font-weight-asian="normal" style:font-weight-complex="normal"/>
    </style:style>
    <style:style style:name="T31" style:family="text">
      <style:text-properties fo:font-weight="normal" officeooo:rsid="003b175b" style:font-weight-asian="normal" style:font-weight-complex="normal"/>
    </style:style>
    <style:style style:name="T32" style:family="text">
      <style:text-properties fo:font-weight="normal" officeooo:rsid="003b9eec" style:font-weight-asian="normal" style:font-weight-complex="normal"/>
    </style:style>
    <style:style style:name="T33" style:family="text">
      <style:text-properties fo:font-weight="normal" officeooo:rsid="003bf406" style:font-weight-asian="normal" style:font-weight-complex="normal"/>
    </style:style>
    <style:style style:name="T34" style:family="text">
      <style:text-properties fo:font-weight="normal" officeooo:rsid="003d4fdd" style:font-weight-asian="normal" style:font-weight-complex="normal"/>
    </style:style>
    <style:style style:name="T35" style:family="text">
      <style:text-properties officeooo:rsid="003eee81"/>
    </style:style>
    <style:style style:name="T36" style:family="text">
      <style:text-properties officeooo:rsid="00403472"/>
    </style:style>
    <style:style style:name="T37" style:family="text">
      <style:text-properties officeooo:rsid="004429c6"/>
    </style:style>
    <style:style style:name="T38" style:family="text">
      <style:text-properties officeooo:rsid="004651f6"/>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a xlink:type="simple" xlink:href="mailto:racetortoise@gamil.com?subject=Resume" text:style-name="Internet_20_link" text:visited-style-name="Visited_20_Internet_20_Link"><text:span text:style-name="T8">racetortoise@gmail.com</text:span> </text:a><text:s/><text:tab/><text:tab/> <text:s text:c="9"/><text:a xlink:type="simple" xlink:href="https://github.com/m-thirumal/" text:style-name="Internet_20_link" text:visited-style-name="Visited_20_Internet_20_Link">Thirumal </text:a><text:s text:c="46"/><text:span text:style-name="T1">+91-8973697871</text:span></text:p>
      <text:p text:style-name="P16"/>
      <text:p text:style-name="P17"><text:span text:style-name="T13">Agile-Focused Software Development Professional with 11 Years of Industry Experience in start up</text:span><text:span text:style-name="T14">s, Extensively work with Open-Source Technologies and a passion for continuous Self-Learning.</text:span></text:p>
      <text:p text:style-name="P7"/>
      <text:p text:style-name="P24"><text:tab/><text:tab/><text:tab/><text:tab/><text:tab/> <text:s/><text:span text:style-name="T20">Skill</text:span><text:span text:style-name="T21">s</text:span><text:span text:style-name="T17"> <text:s text:c="9"/></text:span></text:p>
      <text:p text:style-name="P25"><draw:line text:anchor-type="paragraph" draw:z-index="1" draw:name="Line 1" draw:style-name="gr1" draw:text-style-name="P30" svg:x1="0.004cm" svg:y1="0.104cm" svg:x2="17.523cm" svg:y2="0.028cm"><text:p/></draw:line><text:span text:style-name="T22"><text:s text:c="16"/></text:span></text:p>
      <text:list text:style-name="L1">
        <text:list-header>
          <text:p text:style-name="P20"><text:span text:style-name="T19">Language - Java </text:span><text:span text:style-name="T36">21 </text:span><text:span text:style-name="T19">with Spring boot framework </text:span><text:span text:style-name="T36">3.3.0</text:span><text:span text:style-name="T19">, </text:span><text:span text:style-name="T3">Python (used only for AWS lambda functions </text:span><text:span text:style-name="T23">with chalice</text:span><text:span text:style-name="T3">) </text:span><text:span text:style-name="T17">| </text:span><text:span text:style-name="T3">MicroServices – </text:span><text:a xlink:type="simple" xlink:href="https://github.com/m-thirumal/eureka-server" text:style-name="Internet_20_link" text:visited-style-name="Visited_20_Internet_20_Link"><text:span text:style-name="T3">Eureka</text:span></text:a><text:span text:style-name="T3">, </text:span><text:a xlink:type="simple" xlink:href="https://github.com/m-thirumal/oauth-authorization-server" text:style-name="Internet_20_link" text:visited-style-name="Visited_20_Internet_20_Link"><text:span text:style-name="T3">Spring-Authorization-Server</text:span></text:a><text:span text:style-name="T3">, </text:span><text:a xlink:type="simple" xlink:href="https://github.com/m-thirumal/spring-cloud-gateway" text:style-name="Internet_20_link" text:visited-style-name="Visited_20_Internet_20_Link"><text:span text:style-name="T3">Spring-Cloud-Gateway</text:span></text:a><text:span text:style-name="T3">, </text:span><text:a xlink:type="simple" xlink:href="https://github.com/m-thirumal/spring-cloud-config-client" text:style-name="Internet_20_link" text:visited-style-name="Visited_20_Internet_20_Link"><text:span text:style-name="T18">Spring-Cloud-Config</text:span></text:a><text:span text:style-name="T18"> </text:span><text:span text:style-name="T17">| </text:span><text:span text:style-name="T19">Database </text:span><text:span text:style-name="T3">(including Administration) - </text:span><text:a xlink:type="simple" xlink:href="https://github.com/m-thirumal/postgresql/" text:style-name="Internet_20_link" text:visited-style-name="Visited_20_Internet_20_Link"><text:span text:style-name="T19">PostgreSQL</text:span></text:a><text:span text:style-name="T19"> – </text:span><text:a xlink:type="simple" xlink:href="https://www.pgmodeler.io/" text:style-name="Internet_20_link" text:visited-style-name="Visited_20_Internet_20_Link"><text:span text:style-name="T11">PgModeler</text:span></text:a><text:span text:style-name="T11"> for data modelling &amp; design, </text:span><text:span text:style-name="T38">PgBackRest</text:span><text:span text:style-name="T11">, </text:span><text:a xlink:type="simple" xlink:href="https://m-thirumal.github.io/installation_guide/#/JanusGraph/JanusGraph" text:style-name="Internet_20_link" text:visited-style-name="Visited_20_Internet_20_Link"><text:span text:style-name="T19">JanusGraph/</text:span><text:span text:style-name="T2">Neptune </text:span><text:span text:style-name="T10">with Cassandra backend</text:span><text:span text:style-name="T2">-Gremlin</text:span></text:a><text:span text:style-name="T2">, </text:span><text:a xlink:type="simple" xlink:href="https://m-thirumal.github.io/installation_guide/#/redis/redis" text:style-name="Internet_20_link" text:visited-style-name="Visited_20_Internet_20_Link"><text:span text:style-name="T19">Redis – </text:span><text:span text:style-name="T9">Distributed </text:span><text:span text:style-name="T2">Cache</text:span></text:a><text:span text:style-name="T2"> </text:span><text:span text:style-name="T35">| CMS – Alfresco </text:span><text:span text:style-name="T17">| Cloud – </text:span><text:a xlink:type="simple" xlink:href="https://m-thirumal.github.io/aws-cloud-tutorial/#/" text:style-name="Internet_20_link" text:visited-style-name="Visited_20_Internet_20_Link"><text:span text:style-name="T3">AWS</text:span></text:a><text:span text:style-name="T3"> </text:span><text:span text:style-name="T17">| </text:span><text:a xlink:type="simple" xlink:href="https://m-thirumal.github.io/installation_guide/#/" text:style-name="Internet_20_link" text:visited-style-name="Visited_20_Internet_20_Link"><text:span text:style-name="T3">DevOps</text:span></text:a><text:span text:style-name="T3"> – </text:span><text:span text:style-name="T37">Docker, Jenkins, Shell Script, Cron</text:span><text:span text:style-name="T3"> </text:span><text:span text:style-name="T17">| </text:span><text:a xlink:type="simple" xlink:href="https://github.com/m-thirumal/linux-guide" text:style-name="Internet_20_link" text:visited-style-name="Visited_20_Internet_20_Link"><text:span text:style-name="T18">Linux</text:span></text:a><text:span text:style-name="T18">-Ubuntu</text:span></text:p>
        </text:list-header>
      </text:list>
      <text:p text:style-name="P4"><draw:frame draw:style-name="fr1" draw:name="Object1" text:anchor-type="char" svg:x="-1.401cm" svg:y="0.048cm" svg:width="20.279cm" svg:height="8.267cm" draw:z-index="0"><draw:object xlink:href="./Object 1" xlink:type="simple" xlink:show="embed" xlink:actuate="onLoad"/><draw:image xlink:href="./ObjectReplacements/Object 1" xlink:type="simple" xlink:show="embed" xlink:actuate="onLoad"/></draw:frame></text:p>
      <text:p text:style-name="P3"/>
      <text:p text:style-name="P5">Work Experience</text:p>
      <text:p text:style-name="P5"/>
      <text:p text:style-name="P26">Working at Enkindle Technologies Pvt Ltd for <text:span text:style-name="T24">the</text:span> <text:span text:style-name="T24">past</text:span> 11 years <text:span text:style-name="T24">since</text:span> the beginning of my career. <text:span text:style-name="T24">I c</text:span>ontributed to all key projects at <text:span text:style-name="T24">the</text:span> startup through innovative technology solution and process improvement.</text:p>
      <text:p text:style-name="P5"/>
      <text:p text:style-name="P28">Projects:</text:p>
      <text:p text:style-name="P2"/>
      <text:p text:style-name="P8">Insolvency Case Management Software (ICMS):</text:p>
      <text:p text:style-name="P29"><text:span text:style-name="T26">End to end software solution for </text:span><text:a xlink:type="simple" xlink:href="https://ibbi.gov.in/en" text:style-name="Internet_20_link" text:visited-style-name="Visited_20_Internet_20_Link"><text:span text:style-name="T26">Insolvency bankruptcy code 2016</text:span></text:a><text:span text:style-name="T26">, </text:span><text:span text:style-name="T27">right from </text:span><text:span text:style-name="T33">preparing </text:span><text:span text:style-name="T27">application </text:span><text:span text:style-name="T33">to</text:span><text:span text:style-name="T27"> resolution to liquidation. Worked on database (PostgreSQL) design </text:span><text:span text:style-name="T34">and management</text:span><text:span text:style-name="T27">, <text:s/>API – Java with spring boot (including micro services – service registry, discovery, gateway, oauth2.1 authorization server, messaging service, audit service, report service </text:span><text:span text:style-name="T28">(BIRT)</text:span><text:span text:style-name="T27">,..), </text:span><text:span text:style-name="T29">AWS (EC2, network peering, S3, Route53, SES, Lambda) and </text:span><text:span text:style-name="T30">D</text:span><text:span text:style-name="T29">ev</text:span><text:span text:style-name="T30">O</text:span><text:span text:style-name="T29">ps (Jenkins, docker and shell script)</text:span><text:span text:style-name="T27">. </text:span><text:span text:style-name="T31">Also </text:span><text:span text:style-name="T27">W</text:span><text:span text:style-name="T31">orked on Personal Bankruptcy for Canadian company. </text:span></text:p>
      <text:p text:style-name="P11"/>
      <text:p text:style-name="P11"/>
      <text:p text:style-name="P11"/>
      <text:p text:style-name="P8">TRUSTeVOTE:</text:p>
      <text:p text:style-name="P11"/>
      <text:p text:style-name="P15"><text:soft-page-break/>Electronic voting system, mainly focused on the requirement of IBC 2016. Worked on JanusGraph with backend Cassandra and Apache Gremlin for DSL with Java and Spring boot framework along with micro services used for ICMS <text:span text:style-name="T16">and Payment gateway and Zoho books integration</text:span>.</text:p>
      <text:p text:style-name="P11"/>
      <text:p text:style-name="P8">TRUSTeAUCTION / Nbid:</text:p>
      <text:p text:style-name="P2"><text:s/></text:p>
      <text:p text:style-name="P15">Auction platform, mainly focused on the requirement of IBC 2016 to liquidate the assets of the company. Worked on JanusGraph with backend Cassandra and Apache Gremlin for DSL with Java and Spring boot framework along with micro services used for ICMS.</text:p>
      <text:p text:style-name="P2"/>
      <text:p text:style-name="P5">Education</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
          </table:table-cell>
          <table:table-cell table:style-name="Table1.A1" office:value-type="string">
            <text:p text:style-name="P10">Score</text:p>
          </table:table-cell>
          <table:table-cell table:style-name="Table1.A1" office:value-type="string">
            <text:p text:style-name="P10">Institute</text:p>
          </table:table-cell>
          <table:table-cell table:style-name="Table1.A1" office:value-type="string">
            <text:p text:style-name="P10">Year</text:p>
          </table:table-cell>
          <table:table-cell table:style-name="Table1.E1" office:value-type="string">
            <text:p text:style-name="P10">Location</text:p>
          </table:table-cell>
        </table:table-row>
        <table:table-row>
          <table:table-cell table:style-name="Table1.A2" office:value-type="string">
            <text:p text:style-name="P10">10th</text:p>
          </table:table-cell>
          <table:table-cell table:style-name="Table1.A2" office:value-type="string">
            <text:p text:style-name="P19">80.8</text:p>
          </table:table-cell>
          <table:table-cell table:style-name="Table1.A2" office:value-type="string">
            <text:p text:style-name="P19">Anna Arivagam</text:p>
          </table:table-cell>
          <table:table-cell table:style-name="Table1.A2" office:value-type="string">
            <text:p text:style-name="P19">2006</text:p>
          </table:table-cell>
          <table:table-cell table:style-name="Table1.E2" office:value-type="string">
            <text:p text:style-name="P19">Krishnagiri - TN</text:p>
          </table:table-cell>
        </table:table-row>
        <table:table-row>
          <table:table-cell table:style-name="Table1.A2" office:value-type="string">
            <text:p text:style-name="P10">12<text:span text:style-name="T4">th</text:span> - Math-Physics-Chemistry-Biology</text:p>
          </table:table-cell>
          <table:table-cell table:style-name="Table1.A2" office:value-type="string">
            <text:p text:style-name="P19">82.8</text:p>
          </table:table-cell>
          <table:table-cell table:style-name="Table1.A2" office:value-type="string">
            <text:p text:style-name="P19">Anna Arivagam</text:p>
          </table:table-cell>
          <table:table-cell table:style-name="Table1.A2" office:value-type="string">
            <text:p text:style-name="P19">2008</text:p>
          </table:table-cell>
          <table:table-cell table:style-name="Table1.E2" office:value-type="string">
            <text:p text:style-name="P19">Krishnagiri - TN</text:p>
          </table:table-cell>
        </table:table-row>
        <table:table-row>
          <table:table-cell table:style-name="Table1.A2" office:value-type="string">
            <text:p text:style-name="P10">BE-CSE</text:p>
          </table:table-cell>
          <table:table-cell table:style-name="Table1.A2" office:value-type="string">
            <text:p text:style-name="P19">78.7</text:p>
          </table:table-cell>
          <table:table-cell table:style-name="Table1.A2" office:value-type="string">
            <text:p text:style-name="P19">RVS College of Engineering &amp; Technologies</text:p>
          </table:table-cell>
          <table:table-cell table:style-name="Table1.A2" office:value-type="string">
            <text:p text:style-name="P19"><text:span text:style-name="T5">2008-</text:span>2012</text:p>
          </table:table-cell>
          <table:table-cell table:style-name="Table1.E2" office:value-type="string">
            <text:p text:style-name="P19">Coimbatore - TN</text:p>
          </table:table-cell>
        </table:table-row>
      </table:table>
      <text:p text:style-name="P2"/>
      <text:p text:style-name="P5">Personal Info:</text:p>
      <text:p text:style-name="P2"/>
      <text:p text:style-name="P12">Name <text:s text:c="22"/>: Thirumal</text:p>
      <text:p text:style-name="P12">Gender <text:s text:c="20"/>: Male</text:p>
      <text:p text:style-name="P13">Dob <text:s text:c="25"/>: 05/05/1991</text:p>
      <text:p text:style-name="P14">Permanent Address <text:s/>: Thirumal,</text:p>
      <text:p text:style-name="P14"><text:tab/><text:tab/><text:tab/>Genginayakkampatti, Angampatti (PO),</text:p>
      <text:p text:style-name="P14"><text:tab/><text:tab/><text:tab/>Pochampalli – 635206, Krishnagiri,</text:p>
      <text:p text:style-name="P14"><text:tab/><text:tab/><text:tab/>Tamil Nadu</text:p>
      <text:p text:style-name="P14">Current Residency <text:s/>: <text:s/>Siddharth Association,</text:p>
      <text:p text:style-name="P14"><text:tab/><text:tab/> <text:s text:c="11"/>NR Road, Townhall, </text:p>
      <text:p text:style-name="P14"><text:tab/><text:tab/><text:tab/>Bangalore – 560052</text:p>
      <text:p text:style-name="P14"/>
      <text:p text:style-name="P14"/>
      <text:p text:style-name="P6">Declaration:</text:p>
      <text:p text:style-name="P6"/>
      <text:p text:style-name="P22">I hereby declare that the information provided above is true and correct to the best of my knowledge and belief.</text:p>
      <text:p text:style-name="P18"><text:span text:style-name="T12"/></text:p>
      <text:p text:style-name="P18"><text:span text:style-name="T12"/></text:p>
      <text:p text:style-name="P18"><text:span text:style-name="T12"/></text:p>
      <text:p text:style-name="P23">Date <text:s/>: <text:s text:c="4"/><text:tab/><text:tab/><text:tab/><text:tab/><text:tab/><text:tab/><text:tab/><text:tab/><text:tab/><text:tab/><text:tab/>Regards,</text:p>
      <text:p text:style-name="P23"><text:tab/><text:tab/><text:tab/><text:tab/><text:tab/><text:tab/><text:tab/><text:tab/><text:tab/><text:tab/><text:tab/><text:tab/>Thirumal</text:p>
      <text:p text:style-name="P23">Plac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SFNS-Regular" svg:font-family=".SFNS-Regular"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3T17:16:20.267510606</meta:creation-date>
    <dc:date>2024-06-19T11:58:27.898155893</dc:date>
    <meta:editing-duration>PT15H22M3S</meta:editing-duration>
    <meta:editing-cycles>62</meta:editing-cycles>
    <meta:generator>LibreOffice/24.2.3.2$MacOSX_X86_64 LibreOffice_project/433d9c2ded56988e8a90e6b2e771ee4e6a5ab2ba</meta:generator>
    <meta:document-statistic meta:table-count="1" meta:image-count="0" meta:object-count="1" meta:page-count="2" meta:paragraph-count="51" meta:word-count="381" meta:character-count="2919" meta:non-whitespace-character-count="2357"/>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3">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draw:opacity="50%"/>
    </style:style>
    <style:style style:name="ch2" style:family="chart">
      <style:chart-properties chart:auto-position="true" chart:visible="fals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terpolation="step-start" chart:stacked="true" chart:symbol-type="automatic" chart:include-hidden-cells="fals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chart:visible="fals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8" style:family="chart">
      <style:chart-properties chart:auto-position="true" chart:visible="fals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draw:stroke="none" draw:fill-color="#ff8000"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draw:fill-color="#5983b0"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symbol-type="automatic" chart:symbol-width="0.175cm" chart:symbol-height="0.175cm" chart:link-data-style-to-source="true"/>
      <style:graphic-properties draw:stroke="none" draw:fill-color="#ff3838" dr3d:edge-rounding="5%"/>
      <style:text-properties fo:font-size="10pt" style:font-size-asian="10pt" style:font-size-complex="10pt"/>
    </style:style>
    <style:style style:name="ch14" style:family="chart" style:data-style-name="N0">
      <style:chart-properties chart:symbol-type="automatic" chart:symbol-width="0.175cm" chart:symbol-height="0.175cm" chart:link-data-style-to-source="true"/>
      <style:graphic-properties draw:stroke="none" dr3d:edge-rounding="5%"/>
      <style:text-properties fo:font-size="10pt" style:font-size-asian="10pt" style:font-size-complex="10pt"/>
    </style:style>
    <style:style style:name="ch15" style:family="chart" style:data-style-name="N0">
      <style:chart-properties chart:symbol-type="automatic" chart:symbol-width="0.175cm" chart:symbol-height="0.175cm" chart:link-data-style-to-source="true"/>
      <style:graphic-properties draw:stroke="none" draw:fill-color="#ff8000" dr3d:edge-rounding="5%"/>
      <style:text-properties fo:font-size="10pt" style:font-size-asian="10pt" style:font-size-complex="10pt"/>
    </style:style>
    <style:style style:name="ch16" style:family="chart" style:data-style-name="N0">
      <style:chart-properties chart:symbol-type="automatic" chart:symbol-width="0.175cm" chart:symbol-height="0.175cm" chart:link-data-style-to-source="true"/>
      <style:graphic-properties draw:stroke="none" draw:fill-color="#aecf00" dr3d:edge-rounding="5%"/>
      <style:text-properties fo:font-size="10pt" style:font-size-asian="10pt" style:font-size-complex="10pt"/>
    </style:style>
    <style:style style:name="ch17" style:family="chart" style:data-style-name="N0">
      <style:chart-properties chart:symbol-type="automatic" chart:symbol-width="0.175cm" chart:symbol-height="0.175cm" chart:link-data-style-to-source="true"/>
      <style:graphic-properties draw:stroke="none" draw:fill-color="#4b1f6f" dr3d:edge-rounding="5%"/>
      <style:text-properties fo:font-size="10pt" style:font-size-asian="10pt" style:font-size-complex="10pt"/>
    </style:style>
    <style:style style:name="ch18" style:family="chart" style:data-style-name="N0">
      <style:chart-properties chart:link-data-style-to-source="true"/>
      <style:graphic-properties draw:stroke="none" draw:fill-color="#ff950e" dr3d:edge-rounding="5%"/>
      <style:text-properties fo:font-size="10pt" style:font-size-asian="10pt" style:font-size-complex="10pt"/>
    </style:style>
    <style:style style:name="ch19" style:family="chart">
      <style:graphic-properties draw:stroke="solid" svg:stroke-color="#b3b3b3" svg:stroke-opacity="80%" draw:stroke-linejoin="miter" draw:fill="gradient" draw:fill-gradient-name="Pastel_20_Bouquet" draw:opacity="57%"/>
    </style:style>
    <style:style style:name="ch20" style:family="chart">
      <style:graphic-properties svg:stroke-color="#b3b3b3" draw:fill-color="#cccccc"/>
    </style:style>
  </office:automatic-styles>
  <office:body>
    <office:chart>
      <chart:chart svg:width="20.279cm" svg:height="8.267cm" xlink:href="." xlink:type="simple" chart:class="chart:area" chart:style-name="ch1">
        <chart:title svg:x="0cm" svg:y="0cm" chart:style-name="ch2">
          <text:p>main-title</text:p>
        </chart:title>
        <chart:legend chart:legend-position="end" svg:x="16.308cm" svg:y="1.584cm" style:legend-expansion="custom" svg:width="3.869cm" svg:height="4.654cm" style:legend-expansion-aspect-ratio="0.831327889987108" chart:style-name="ch3"/>
        <chart:plot-area chart:style-name="ch4" chart:data-source-has-labels="both" svg:x="1.442cm" svg:y="1.301cm" svg:width="14.907cm" svg:height="5.851cm">
          <chart:coordinate-region svg:x="1.829cm" svg:y="1.301cm" svg:width="14.133cm" svg:height="5.187cm"/>
          <chart:axis chart:dimension="x" chart:name="primary-x" chart:style-name="ch5" chartooo:axis-type="auto">
            <chartooo:date-scale/>
            <chart:title svg:x="0cm" svg:y="0cm" chart:style-name="ch6">
              <text:p>Title</text:p>
            </chart:title>
            <chart:categories table:cell-range-address="local-table.$A$2:.$A$13"/>
          </chart:axis>
          <chart:axis chart:dimension="y" chart:name="primary-y" chart:style-name="ch7">
            <chart:title svg:x="0cm" svg:y="0cm" chart:style-name="ch8">
              <text:p>Title</text:p>
            </chart:title>
          </chart:axis>
          <chart:series chart:style-name="ch9" chart:values-cell-range-address="local-table.$B$2:.$B$13" chart:label-cell-address="local-table.$B$1" chart:class="chart:area">
            <chart:data-point chart:repeated="12"/>
          </chart:series>
          <chart:series chart:style-name="ch10" chart:values-cell-range-address="local-table.$C$2:.$C$13" chart:label-cell-address="local-table.$C$1" chart:class="chart:area">
            <chart:data-point chart:repeated="12"/>
          </chart:series>
          <chart:series chart:style-name="ch11" chart:values-cell-range-address="local-table.$D$2:.$D$13" chart:label-cell-address="local-table.$D$1" chart:class="chart:area">
            <chart:data-point chart:repeated="12"/>
          </chart:series>
          <chart:series chart:style-name="ch12" chart:values-cell-range-address="local-table.$E$2:.$E$13" chart:label-cell-address="local-table.$E$1" chart:class="chart:area">
            <chart:data-point chart:repeated="12"/>
          </chart:series>
          <chart:series chart:style-name="ch13" chart:values-cell-range-address="local-table.$F$2:.$F$13" chart:label-cell-address="local-table.$F$1" chart:class="chart:area">
            <chart:data-point chart:repeated="12"/>
          </chart:series>
          <chart:series chart:style-name="ch14" chart:values-cell-range-address="local-table.$G$2:.$G$13" chart:label-cell-address="local-table.$G$1" chart:class="chart:area">
            <chart:data-point chart:repeated="12"/>
          </chart:series>
          <chart:series chart:style-name="ch15" chart:values-cell-range-address="local-table.$H$2:.$H$13" chart:label-cell-address="local-table.$H$1" chart:class="chart:area">
            <chart:data-point chart:repeated="12"/>
          </chart:series>
          <chart:series chart:style-name="ch16" chart:values-cell-range-address="local-table.$I$2:.$I$13" chart:label-cell-address="local-table.$I$1" chart:class="chart:area">
            <chart:data-point chart:repeated="12"/>
          </chart:series>
          <chart:series chart:style-name="ch17" chart:values-cell-range-address="local-table.$J$2:.$J$13" chart:label-cell-address="local-table.$J$1" chart:class="chart:area">
            <chart:data-point chart:repeated="12"/>
          </chart:series>
          <chart:series chart:style-name="ch18" chart:values-cell-range-address="local-table.$K$2:.$K$13" chart:label-cell-address="local-table.$K$1" chart:class="chart:area">
            <chart:data-point chart:repeated="12"/>
          </chart:series>
          <chart:wall chart:style-name="ch19"/>
          <chart:floor chart:style-name="ch20"/>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Java</text:p>
              </table:table-cell>
              <table:table-cell office:value-type="string">
                <text:p>PostgreSQL</text:p>
              </table:table-cell>
              <table:table-cell office:value-type="string">
                <text:p>MicroService</text:p>
              </table:table-cell>
              <table:table-cell office:value-type="string">
                <text:p>Linux/Ubuntu</text:p>
              </table:table-cell>
              <table:table-cell office:value-type="string">
                <text:p>Redis</text:p>
              </table:table-cell>
              <table:table-cell office:value-type="string">
                <text:p>JanusGraph/Neptune</text:p>
              </table:table-cell>
              <table:table-cell office:value-type="string">
                <text:p>DevOps</text:p>
              </table:table-cell>
              <table:table-cell office:value-type="string">
                <text:p>AWS</text:p>
              </table:table-cell>
              <table:table-cell office:value-type="string">
                <text:p>BIRT</text:p>
              </table:table-cell>
              <table:table-cell office:value-type="string">
                <text:p>CMS - Alfresco</text:p>
              </table:table-cell>
            </table:table-row>
          </table:table-header-rows>
          <table:table-rows>
            <table:table-row>
              <table:table-cell office:value-type="string">
                <text:p>20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014</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2015</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2016</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2017</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1">
                <text:p>1</text:p>
              </table:table-cell>
            </table:table-row>
            <table:table-row>
              <table:table-cell office:value-type="string">
                <text:p>2018</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2">
                <text:p>2</text:p>
              </table:table-cell>
            </table:table-row>
            <table:table-row>
              <table:table-cell office:value-type="string">
                <text:p>2019</text:p>
              </table:table-cell>
              <table:table-cell office:value-type="float" office:value="7">
                <text:p>7</text:p>
              </table:table-cell>
              <table:table-cell office:value-type="float" office:value="5">
                <text:p>5</text:p>
              </table:table-cell>
              <table:table-cell office:value-type="float" office:value="4">
                <text:p>4</text:p>
              </table:table-cell>
              <table:table-cell office:value-type="float" office:value="7">
                <text:p>7</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NaN">
                <text:p>NaN</text:p>
              </table:table-cell>
              <table:table-cell office:value-type="float" office:value="3">
                <text:p>3</text:p>
              </table:table-cell>
            </table:table-row>
            <table:table-row>
              <table:table-cell office:value-type="string">
                <text:p>2020</text:p>
              </table:table-cell>
              <table:table-cell office:value-type="float" office:value="8">
                <text:p>8</text:p>
              </table:table-cell>
              <table:table-cell office:value-type="float" office:value="6">
                <text:p>6</text:p>
              </table:table-cell>
              <table:table-cell office:value-type="float" office:value="5">
                <text:p>5</text:p>
              </table:table-cell>
              <table:table-cell office:value-type="float" office:value="8">
                <text:p>8</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NaN">
                <text:p>NaN</text:p>
              </table:table-cell>
              <table:table-cell office:value-type="float" office:value="4">
                <text:p>4</text:p>
              </table:table-cell>
            </table:table-row>
            <table:table-row>
              <table:table-cell office:value-type="string">
                <text:p>2021</text:p>
              </table:table-cell>
              <table:table-cell office:value-type="float" office:value="9">
                <text:p>9</text:p>
              </table:table-cell>
              <table:table-cell office:value-type="float" office:value="7">
                <text:p>7</text:p>
              </table:table-cell>
              <table:table-cell office:value-type="float" office:value="6">
                <text:p>6</text:p>
              </table:table-cell>
              <table:table-cell office:value-type="float" office:value="9">
                <text:p>9</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2">
                <text:p>2</text:p>
              </table:table-cell>
              <table:table-cell office:value-type="float" office:value="NaN">
                <text:p>NaN</text:p>
              </table:table-cell>
              <table:table-cell office:value-type="float" office:value="0">
                <text:p>0</text:p>
              </table:table-cell>
            </table:table-row>
            <table:table-row>
              <table:table-cell office:value-type="string">
                <text:p>2022</text:p>
              </table:table-cell>
              <table:table-cell office:value-type="float" office:value="10">
                <text:p>10</text:p>
              </table:table-cell>
              <table:table-cell office:value-type="float" office:value="8">
                <text:p>8</text:p>
              </table:table-cell>
              <table:table-cell office:value-type="float" office:value="7">
                <text:p>7</text:p>
              </table:table-cell>
              <table:table-cell office:value-type="float" office:value="10">
                <text:p>10</text:p>
              </table:table-cell>
              <table:table-cell office:value-type="float" office:value="2">
                <text:p>2</text:p>
              </table:table-cell>
              <table:table-cell office:value-type="float" office:value="0">
                <text:p>0</text:p>
              </table:table-cell>
              <table:table-cell office:value-type="float" office:value="4">
                <text:p>4</text:p>
              </table:table-cell>
              <table:table-cell office:value-type="float" office:value="3">
                <text:p>3</text:p>
              </table:table-cell>
              <table:table-cell office:value-type="float" office:value="NaN">
                <text:p>NaN</text:p>
              </table:table-cell>
              <table:table-cell office:value-type="float" office:value="0">
                <text:p>0</text:p>
              </table:table-cell>
            </table:table-row>
            <table:table-row>
              <table:table-cell office:value-type="string">
                <text:p>2023</text:p>
              </table:table-cell>
              <table:table-cell office:value-type="float" office:value="11">
                <text:p>11</text:p>
              </table:table-cell>
              <table:table-cell office:value-type="float" office:value="9">
                <text:p>9</text:p>
              </table:table-cell>
              <table:table-cell office:value-type="float" office:value="8">
                <text:p>8</text:p>
              </table:table-cell>
              <table:table-cell office:value-type="float" office:value="11">
                <text:p>11</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NaN">
                <text:p>NaN</text:p>
              </table:table-cell>
              <table:table-cell office:value-type="float" office:value="0">
                <text:p>0</text:p>
              </table:table-cell>
            </table:table-row>
            <table:table-row>
              <table:table-cell office:value-type="string">
                <text:p>2024</text:p>
              </table:table-cell>
              <table:table-cell office:value-type="float" office:value="12">
                <text:p>12</text:p>
              </table:table-cell>
              <table:table-cell office:value-type="float" office:value="10">
                <text:p>10</text:p>
              </table:table-cell>
              <table:table-cell office:value-type="float" office:value="9">
                <text:p>9</text:p>
              </table:table-cell>
              <table:table-cell office:value-type="float" office:value="12">
                <text:p>12</text:p>
              </table:table-cell>
              <table:table-cell office:value-type="float" office:value="4">
                <text:p>4</text:p>
              </table:table-cell>
              <table:table-cell office:value-type="float" office:value="2">
                <text:p>2</text:p>
              </table:table-cell>
              <table:table-cell office:value-type="float" office:value="6">
                <text:p>6</text:p>
              </table:table-cell>
              <table:table-cell office:value-type="float" office:value="5">
                <text:p>5</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3.2$MacOSX_X86_64 LibreOffice_project/433d9c2ded56988e8a90e6b2e771ee4e6a5ab2ba</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3">
  <office:styles>
    <draw:gradient draw:name="ChartGradient_20_1" draw:display-name="ChartGradient 1" draw:style="ellipsoid" draw:cx="50%" draw:cy="50%"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ChartGradient_20_2" draw:display-name="ChartGradient 2" draw:style="square" draw:cx="50%" draw:cy="50%"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fill-image draw:name="_35__20_Percent" draw:display-name="5 Percent" xlink:href="Pictures/1000000000000008000000083796B955.png" xlink:type="simple" xlink:show="embed" xlink:actuate="onLoad"/>
    <draw:fill-image draw:name="Painted_20_White" draw:display-name="Painted White" xlink:href="Pictures/100000000000020000000200FF54F853.jpg" xlink:type="simple" xlink:show="embed" xlink:actuate="onLoad"/>
    <draw:opacity draw:name="ChartTransparencyGradient_20_1" draw:display-name="ChartTransparencyGradient 1" draw:style="linear" draw:start="100%" draw:end="0%" draw:angle="0deg" draw:border="0%">
      <loext:opacity-stop svg:offset="0" svg:stop-opacity="1"/>
      <loext:opacity-stop svg:offset="1" svg:stop-opacity="0"/>
    </draw:opacity>
    <draw:opacity draw:name="ChartTransparencyGradient_20_2" draw:display-name="ChartTransparencyGradient 2" draw:style="radial" draw:cx="50%" draw:cy="50%" draw:start="100%" draw:end="0%" draw:border="0%">
      <loext:opacity-stop svg:offset="0" svg:stop-opacity="1"/>
      <loext:opacity-stop svg:offset="1" svg:stop-opacity="0"/>
    </draw:opacity>
    <draw:opacity draw:name="ChartTransparencyGradient_20_3" draw:display-name="ChartTransparencyGradient 3" draw:style="square" draw:cx="50%" draw:cy="50%" draw:start="100%" draw:end="0%" draw:angle="0deg" draw:border="0%">
      <loext:opacity-stop svg:offset="0" svg:stop-opacity="1"/>
      <loext:opacity-stop svg:offset="1" svg:stop-opacity="0"/>
    </draw:opacity>
  </office:styles>
</office:document-styles>
</file>